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0.905cm" style:rel-column-width="3488*"/>
    </style:style>
    <style:style style:name="Tableau1.B" style:family="table-column">
      <style:table-column-properties style:column-width="16.095cm" style:rel-column-width="62047*"/>
    </style:style>
    <style:style style:name="Tableau1.A1" style:family="table-cell">
      <style:table-cell-properties fo:padding="0.097cm" fo:border="none"/>
    </style:style>
    <style:style style:name="P1" style:family="paragraph" style:parent-style-name="Standard">
      <style:paragraph-properties fo:text-align="center" style:justify-single-word="false"/>
      <style:text-properties fo:font-size="22pt" fo:font-weight="bold" officeooo:rsid="001ae69a" officeooo:paragraph-rsid="001ae69a" style:font-size-asian="22pt" style:font-weight-asian="bold" style:font-size-complex="22pt" style:font-weight-complex="bold"/>
    </style:style>
    <style:style style:name="P2" style:family="paragraph" style:parent-style-name="Standard">
      <style:paragraph-properties fo:line-height="150%" fo:text-align="end" style:justify-single-word="false"/>
      <style:text-properties officeooo:paragraph-rsid="001ae69a"/>
    </style:style>
    <style:style style:name="P3" style:family="paragraph" style:parent-style-name="Standard">
      <style:paragraph-properties fo:line-height="150%" fo:text-align="justify" style:justify-single-word="false"/>
      <style:text-properties officeooo:paragraph-rsid="001ae69a"/>
    </style:style>
    <style:style style:name="P4" style:family="paragraph" style:parent-style-name="Standard">
      <style:paragraph-properties fo:text-align="center" style:justify-single-word="false"/>
    </style:style>
    <style:style style:name="P5" style:family="paragraph" style:parent-style-name="Table_20_Contents">
      <style:paragraph-properties fo:line-height="150%" fo:text-align="end" style:justify-single-word="false"/>
      <style:text-properties fo:font-style="italic" officeooo:rsid="001ae69a" officeooo:paragraph-rsid="001ae69a" style:font-style-asian="italic" style:font-style-complex="italic"/>
    </style:style>
    <style:style style:name="P6" style:family="paragraph" style:parent-style-name="Standard">
      <style:paragraph-properties fo:line-height="150%"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ba8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technique - <text:span text:style-name="T2">Marx</text:span></text:p>
      <text:p text:style-name="P4"/>
      <text:p text:style-name="Standard"/>
      <text:p text:style-name="Standard"/>
      <text:p text:style-name="Standard"/>
      <table:table table:name="Tableau1" table:style-name="Tableau1">
        <table:table-column table:style-name="Tableau1.A"/>
        <table:table-column table:style-name="Tableau1.B"/>
        <table:table-row table:style-name="TableLine2590679954592">
          <table:table-cell table:style-name="Tableau1.A1" office:value-type="string">
            <text:p text:style-name="P5">1</text:p>
            <text:p text:style-name="P5"/>
            <text:p text:style-name="P5"/>
            <text:p text:style-name="P5"/>
            <text:p text:style-name="P5">5</text:p>
            <text:p text:style-name="P5"/>
            <text:p text:style-name="P5"/>
            <text:p text:style-name="P5"/>
            <text:p text:style-name="P5"/>
            <text:p text:style-name="P5">10</text:p>
            <text:p text:style-name="P5"/>
            <text:p text:style-name="P5"/>
            <text:p text:style-name="P5"/>
            <text:p text:style-name="P5"/>
            <text:p text:style-name="P5">15</text:p>
            <text:p text:style-name="P5"/>
            <text:p text:style-name="P5"/>
            <text:p text:style-name="P5"/>
            <text:p text:style-name="P5"/>
            <text:p text:style-name="P5">20</text:p>
          </table:table-cell>
          <table:table-cell table:style-name="Tableau1.A1" office:value-type="string">
            <text:p text:style-name="P3"><text:tab/>« En quoi consiste l’aliénation du travail ? D’abord, dans le fait que le travail est extérieur à l’ouvrier, c’est-à-dire qu’il n’appartient pas à son essence, que donc, dans son travail, celui-ci ne s’affirme pas mais se nie, ne se sent pas à l’aise, mais malheureux, ne déploie pas une libre activité physique et intellectuelle, mais mortifie son corps et ruine son esprit. En conséquence, l’ouvrier n’a le sentiment d’être auprès de lui-même qu’en dehors du travail et, dans le travail, il se sent en dehors de soi. Il est comme chez lui, quand il ne travaille pas et, quand il travaille, il ne se sent pas chez lui. Son travail n’est donc pas volontaire, mais contraint, c’est du travail forcé. Il n’est donc pas la satisfaction d’un besoin, mais seulement un moyen de satisfaire des besoins en dehors du travail. Le caractère étranger du travail apparaît nettement dans le fait que, dès qu’il n’existe pas de contrainte physique ou autre, le travail est fui comme la peste. Le travail extérieur, le travail dans lequel l’homme s’aliène, est un travail de sacrifice de soi, de mortification. Enfin, le caractère extérieur à l’ouvrier du travail apparaît dans le fait qu’il n’est pas son bien propre, mais celui d’un autre, qu’il ne lui appartient pas, que dans le travail l’ouvrier ne s’appartient pas lui-même, mais appartient à un autre. De même que, dans la religion, l’activité propre de l’imagination humaine, du cerveau humain et du cœur humain, agit sur l’individu indépendamment de lui, c’est-à-dire comme une activité étrangère divine ou diabolique, de même l’activité de l’ouvrier n’est pas son activité propre. Elle appartient à un autre, elle est la perte de soi-même.</text:p>
            <text:p text:style-name="P3"><text:tab/>On en vient donc à ce résultat que l’homme (l’ouvrier) ne se sent plus librement actif que dans ses fonctions animales, manger, boire et procréer, tout au plus encore dans l’habitation, qu’animal. Le bestial devient l’humain et l’humain devient le bestial. »</text:p>
            <text:p text:style-name="P2">Marx, <text:span text:style-name="T1">manuscrits de 1844</text:span></text:p>
          </table:table-cell>
        </table:table-row>
      </table:table>
      <text:p text:style-name="Standard"/>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4T12:28:59.363000000</meta:creation-date>
    <dc:date>2022-11-22T20:40:49.428000000</dc:date>
    <meta:editing-duration>PT10H32M29S</meta:editing-duration>
    <meta:editing-cycles>2</meta:editing-cycles>
    <meta:generator>LibreOffice/7.2.5.2$Windows_X86_64 LibreOffice_project/499f9727c189e6ef3471021d6132d4c694f357e5</meta:generator>
    <meta:document-statistic meta:table-count="1" meta:image-count="0" meta:object-count="0" meta:page-count="1" meta:paragraph-count="9" meta:word-count="335" meta:character-count="1995" meta:non-whitespace-character-count="1667"/>
  </office:meta>
</office:document-meta>
</file>